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ICO-500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ost detailed information <text:a xlink:href="https://indico.cern.ch/event/606690/contributions/2623446/attachments/1497228/2330240/Fallows_2017_07_24__TAUP__PICO-40L_v1.2.pdf" xlink:type="simple">here</text:a></text:p>
              </text:list-item>
              <text:list-item>
                <text:p>250l fiducial volume</text:p>
              </text:list-item>
              <text:list-item>
                <text:p>Filled with C<text:span text:style-name="T1">3</text:span><text:span text:style-name="T2">F</text:span><text:span text:style-name="T1">8</text:span><text:span text:style-name="T2"> (density: 1.39 kg/l)</text:span></text:p>
              </text:list-item>
              <text:list-item>
                <text:p><text:span text:style-name="T2">Only fluorine is relevant: correction factor 0.81</text:span></text:p>
              </text:list-item>
              <text:list-item>
                <text:p><text:span text:style-name="T2">Exposure: 1.27 * 10^5 kg days</text:span></text:p>
              </text:list-item>
              <text:list-item>
                <text:p><text:span text:style-name="T2">2 bins: 3.2–10keV, 10–50keV</text:span></text:p>
              </text:list-item>
              <text:list-item>
                <text:p><text:span text:style-name="T2">50% acceptance for first bin</text:span></text:p>
              </text:list-item>
              <text:list-item>
                <text:p><text:span text:style-name="T2">Background: 3, 0.85 eve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arkSide-20k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a xlink:href="https://arxiv.org/pdf/1707.08145.pdf" xlink:type="simple">https://arxiv.org/pdf/1707.08145.pdf</text:a></text:p>
              </text:list-item>
              <text:list-item>
                <text:p>Exposure: 3.65 * 10^7 kg days</text:p>
              </text:list-item>
              <text:list-item>
                <text:p>Threshold: 30 keV (threshold function given)</text:p>
              </text:list-item>
              <text:list-item>
                <text:p>Resolution (crude estimate): 0.05 + (2 keV / Enr)</text:p>
              </text:list-item>
              <text:list-item>
                <text:p>10 bins: 30→8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Z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a xlink:href="https://arxiv.org/pdf/1712.04793.pdf" xlink:type="simple">https://arxiv.org/pdf/1712.04793.pdf</text:a></text:p>
              </text:list-item>
              <text:list-item>
                <text:p><text:a xlink:href="https://arxiv.org/pdf/1509.02910.pdf" xlink:type="simple">https://arxiv.org/pdf/1509.02910.pdf</text:a></text:p>
              </text:list-item>
              <text:list-item>
                <text:p>Exposure: 5.6 * 10^6 kg days</text:p>
              </text:list-item>
              <text:list-item>
                <text:p>Resolution: 0.065 + 0.24 / sqrt(Enr / keV)</text:p>
              </text:list-item>
              <text:list-item>
                <text:p>50% acceptance above threshold</text:p>
              </text:list-item>
              <text:list-item>
                <text:p>6 bins: 6→30 keV</text:p>
              </text:list-item>
              <text:list-item>
                <text:p>Background: 0.394 events / b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16:19:15.311378452</meta:creation-date>
    <dc:date>2018-01-31T19:06:44.324142802</dc:date>
    <meta:editing-duration>PT24M57S</meta:editing-duration>
    <meta:editing-cycles>1</meta:editing-cycles>
    <meta:document-statistic meta:object-count="33"/>
    <meta:generator>LibreOffice/5.1.6.2$Linux_X86_64 LibreOffice_project/10m0$Build-2</meta:generator>
  </office:meta>
</office:document-meta>
</file>